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ce181e"/>
    </style:style>
    <style:style style:name="P5" style:family="paragraph">
      <loext:graphic-properties draw:fill="none" draw:fill-color="#ffffff"/>
      <style:text-properties fo:color="#00a65d"/>
    </style:style>
    <style:style style:name="T1" style:family="text">
      <style:text-properties fo:color="#ce181e"/>
    </style:style>
    <style:style style:name="T2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1cm" svg:y1="2.1cm" svg:x2="5.6cm" svg:y2="3.5cm">
          <text:p/>
        </draw:line>
        <draw:custom-shape draw:style-name="gr2" draw:text-style-name="P3" draw:layer="layout" svg:width="1.1cm" svg:height="1.1cm" svg:x="4.801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01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41cm" svg:y1="4.335cm" svg:x2="3.901cm" svg:y2="5.601cm">
          <text:p/>
        </draw:line>
        <draw:custom-shape draw:style-name="gr2" draw:text-style-name="P3" draw:layer="layout" svg:width="1.1cm" svg:height="1.1cm" svg:x="3.102cm" svg:y="5.50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41cm" svg:y1="5.601cm" svg:x2="5.759cm" svg:y2="4.313cm">
          <text:p/>
        </draw:line>
        <draw:custom-shape draw:style-name="gr2" draw:text-style-name="P3" draw:layer="layout" svg:width="1.1cm" svg:height="1.1cm" svg:x="6.403cm" svg:y="5.503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cm" svg:y="1.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003cm" svg:y1="2.101cm" svg:x2="11.503cm" svg:y2="3.501cm">
          <text:p/>
        </draw:line>
        <draw:custom-shape draw:style-name="gr4" draw:text-style-name="P3" draw:layer="layout" svg:width="1.1cm" svg:height="1.1cm" svg:x="11.202cm" svg:y="3.402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11.202cm" svg:y="3.402cm">
          <text:p text:style-name="P2">2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62cm" svg:y1="4.336cm" svg:x2="13.202cm" svg:y2="5.602cm">
          <text:p/>
        </draw:line>
        <draw:custom-shape draw:style-name="gr4" draw:text-style-name="P3" draw:layer="layout" svg:width="1.1cm" svg:height="1.1cm" svg:x="12.901cm" svg:y="5.503cm">
          <text:p text:style-name="P2">6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62cm" svg:y1="5.602cm" svg:x2="11.344cm" svg:y2="4.314cm">
          <text:p/>
        </draw:line>
        <draw:custom-shape draw:style-name="gr4" draw:text-style-name="P3" draw:layer="layout" svg:width="1.1cm" svg:height="1.1cm" svg:x="9.6cm" svg:y="5.504cm">
          <text:p text:style-name="P2">2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63cm" svg:y1="6.437cm" svg:x2="14.903cm" svg:y2="7.703cm">
          <text:p/>
        </draw:line>
        <draw:custom-shape draw:style-name="gr4" draw:text-style-name="P3" draw:layer="layout" svg:width="1.1cm" svg:height="1.1cm" svg:x="14.602cm" svg:y="7.604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242cm" svg:y1="6.436cm" svg:x2="2.202cm" svg:y2="7.702cm">
          <text:p/>
        </draw:line>
        <draw:custom-shape draw:style-name="gr2" draw:text-style-name="P3" draw:layer="layout" svg:width="1.1cm" svg:height="1.1cm" svg:x="1.403cm" svg:y="7.603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142cm" svg:y1="7.702cm" svg:x2="4.06cm" svg:y2="6.414cm">
          <text:p/>
        </draw:line>
        <draw:custom-shape draw:style-name="gr2" draw:text-style-name="P3" draw:layer="layout" svg:width="1.1cm" svg:height="1.1cm" svg:x="4.704cm" svg:y="7.60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796cm" svg:height="0.962cm" svg:x="7.735cm" svg:y="9.038cm">
          <draw:text-box>
            <text:p><text:span text:style-name="T1">а) - не куча</text:span></text:p>
          </draw:text-box>
        </draw:frame>
        <draw:line draw:style-name="gr1" draw:text-style-name="P1" draw:layer="layout" svg:x1="23.097cm" svg:y1="2.1cm" svg:x2="20.597cm" svg:y2="3.5cm">
          <text:p/>
        </draw:line>
        <draw:custom-shape draw:style-name="gr2" draw:text-style-name="P3" draw:layer="layout" svg:width="1.1cm" svg:height="1.1cm" svg:x="19.798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19.798cm" svg:y="3.40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938cm" svg:y1="4.335cm" svg:x2="18.898cm" svg:y2="5.601cm">
          <text:p/>
        </draw:line>
        <draw:custom-shape draw:style-name="gr2" draw:text-style-name="P3" draw:layer="layout" svg:width="1.1cm" svg:height="1.1cm" svg:x="18.099cm" svg:y="5.50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1.838cm" svg:y1="5.601cm" svg:x2="20.756cm" svg:y2="4.313cm">
          <text:p/>
        </draw:line>
        <draw:custom-shape draw:style-name="gr2" draw:text-style-name="P3" draw:layer="layout" svg:width="1.1cm" svg:height="1.1cm" svg:x="21.4cm" svg:y="5.503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22.997cm" svg:y="1.3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4cm" svg:y1="2.101cm" svg:x2="26.5cm" svg:y2="3.501cm">
          <text:p/>
        </draw:line>
        <draw:custom-shape draw:style-name="gr4" draw:text-style-name="P3" draw:layer="layout" svg:width="1.1cm" svg:height="1.1cm" svg:x="26.199cm" svg:y="3.402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1.1cm" svg:x="26.199cm" svg:y="3.402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159cm" svg:y1="4.336cm" svg:x2="28.199cm" svg:y2="5.602cm">
          <text:p/>
        </draw:line>
        <draw:custom-shape draw:style-name="gr4" draw:text-style-name="P3" draw:layer="layout" svg:width="1.1cm" svg:height="1.1cm" svg:x="27.898cm" svg:y="5.503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959cm" svg:y1="7.702cm" svg:x2="28.041cm" svg:y2="6.414cm">
          <text:p/>
        </draw:line>
        <draw:custom-shape draw:style-name="gr4" draw:text-style-name="P3" draw:layer="layout" svg:width="1.1cm" svg:height="1.1cm" svg:x="26.297cm" svg:y="7.604cm">
          <text:p text:style-name="P2">12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8.86cm" svg:y1="6.437cm" svg:x2="29.9cm" svg:y2="7.703cm">
          <text:p/>
        </draw:line>
        <draw:custom-shape draw:style-name="gr4" draw:text-style-name="P3" draw:layer="layout" svg:width="1.1cm" svg:height="1.1cm" svg:x="29.599cm" svg:y="7.604cm">
          <text:p text:style-name="P2">7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239cm" svg:y1="6.436cm" svg:x2="17.199cm" svg:y2="7.702cm">
          <text:p/>
        </draw:line>
        <draw:custom-shape draw:style-name="gr2" draw:text-style-name="P3" draw:layer="layout" svg:width="1.1cm" svg:height="1.1cm" svg:x="16.4cm" svg:y="7.603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538cm" svg:height="0.962cm" svg:x="22.732cm" svg:y="9.038cm">
          <draw:text-box>
            <text:p><text:span text:style-name="T2">б) куча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45:45.488000000</meta:creation-date>
    <dc:date>2021-12-10T17:22:24.309894651</dc:date>
    <meta:editing-duration>PT36M20S</meta:editing-duration>
    <meta:editing-cycles>9</meta:editing-cycles>
    <meta:generator>LibreOffice/6.4.7.2$Linux_X86_64 LibreOffice_project/40$Build-2</meta:generator>
    <meta:document-statistic meta:object-count="42"/>
  </office:meta>
</office:document-meta>
</file>